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eeMarkerConfigurer.get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eeMarkerConfigurer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reeMarkerConfigurer.postProcessTemplateLoaders( List &lt; TemplateLoader &gt; templateLo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Configurer.setConfiguration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